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Session.StandardWebSocketSession( @ Nullable HttpHeaders headers , @ Nullable Map &lt; String , Object &gt; attributes , @ Nullable InetSocketAddress localAddress , @ Nullable InetSocketAddress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sendTextMessage(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Session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sendPingMessage( Ping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Session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sendPongMessage( Pong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get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StandardWebSocketSession( @ Nullable HttpHeaders headers , @ Nullable Map &lt; String , Object &gt; attributes , @ Nullable InetSocketAddress localAddress , @ Nullable InetSocketAddress remoteAddress , @ Nullable Principal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WebSocket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closeInternal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initializeNativeSession( 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ndardWebSocketSession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Session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Session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Session.sendBinaryMessage( Binary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Sess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